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table:number-columns-repeated="2" office:value-type="float" office:value="52" calcext:value-type="float">
            <text:p>5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7">00/00/0000</text:date>, <text:time style:data-style-name="N2" text:time-value="11:52:39.65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5.2$Windows_X86_64 LibreOffice_project/dd0751754f11728f69b42ee2af66670068624673</meta:generator>
    <dc:date>2020-05-07T11:54:00.785000000</dc:date>
    <meta:editing-duration>PT10M54S</meta:editing-duration>
    <meta:editing-cycles>2</meta:editing-cycles>
    <meta:document-statistic meta:table-count="1" meta:cell-count="250" meta:object-count="0"/>
  </office:meta>
</office:document-meta>
</file>